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monthly balanc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eate backup script</text:p>
          </table:table-cell>
          <table:table-cell office:value-type="string" calcext:value-type="string">
            <text:p>2-DONE</text:p>
          </table:table-cell>
          <table:table-cell office:value-type="date" office:date-value="2014-01-02T10:59:40.174428" calcext:value-type="date">
            <text:p>02.01.14 10:5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firm when deleting something</text:p>
          </table:table-cell>
          <table:table-cell office:value-type="string" calcext:value-type="string">
            <text:p>2-DONE</text:p>
          </table:table-cell>
          <table:table-cell office:value-type="date" office:date-value="2014-01-01T17:18:20.566579" calcext:value-type="date">
            <text:p>01.01.14 17:18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1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1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6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2-DONE</text:p>
          </table:table-cell>
          <table:table-cell office:value-type="date" office:date-value="2013-12-26T08:05:10.110575" calcext:value-type="date">
            <text:p>26.12.13 08:0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2-DONE</text:p>
          </table:table-cell>
          <table:table-cell office:value-type="date" office:date-value="2014-01-01T17:18:23.465747" calcext:value-type="date">
            <text:p>01.01.14 17:18</text:p>
          </table:table-cell>
          <table:table-cell office:value-type="string" calcext:value-type="string">
            <text:p>at least somehow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tegrate 'utils' files into corresponding preparers</text:p>
          </table:table-cell>
          <table:table-cell office:value-type="string" calcext:value-type="string">
            <text:p>2-DONE</text:p>
          </table:table-cell>
          <table:table-cell office:value-type="date" office:date-value="2014-01-01T17:18:17.372186" calcext:value-type="date">
            <text:p>01.01.14 17:18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lations in a separate file</text:p>
          </table:table-cell>
          <table:table-cell office:value-type="string" calcext:value-type="string">
            <text:p>3-REJECTED</text:p>
          </table:table-cell>
          <table:table-cell office:value-type="date" office:date-value="2014-01-01T17:18:39.520131" calcext:value-type="date">
            <text:p>01.01.14 17:18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4M11S</meta:editing-duration>
    <meta:editing-cycles>37</meta:editing-cycles>
    <meta:generator>LibreOffice/4.1.3.2$Linux_X86_64 LibreOffice_project/410m0$Build-2</meta:generator>
    <dc:date>2014-01-02T10:59:42.202722090</dc:date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